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5b4d0" officeooo:paragraph-rsid="0015b4d0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Exercice1:</text:p>
      <text:p text:style-name="P3"/>
      <text:p text:style-name="P2"/>
      <text:p text:style-name="P2">[Working Directory]</text:p>
      <text:p text:style-name="P2"><text:s text:c="6"/>|</text:p>
      <text:p text:style-name="P2"><text:s text:c="6"/>| git add fichier.txt</text:p>
      <text:p text:style-name="P2"><text:s text:c="6"/>v</text:p>
      <text:p text:style-name="P2">[Staging Area / Index]</text:p>
      <text:p text:style-name="P2"><text:s text:c="6"/>|</text:p>
      <text:p text:style-name="P2"><text:s text:c="6"/>| ==&gt; Création d'un blob si contenu nouveau</text:p>
      <text:p text:style-name="P2"><text:s text:c="6"/>| <text:s text:c="4"/>Blob = SHA1(contenu fichier)</text:p>
      <text:p text:style-name="P2"><text:s text:c="6"/>|</text:p>
      <text:p text:style-name="P2"><text:s text:c="6"/>v</text:p>
      <text:p text:style-name="P2">[.git/objects/&lt;sha1-blob&gt;]</text:p>
      <text:p text:style-name="P2"><text:s text:c="6"/>|</text:p>
      <text:p text:style-name="P2"><text:s text:c="6"/>| git commit -m "Message"</text:p>
      <text:p text:style-name="P2"><text:s text:c="6"/>v</text:p>
      <text:p text:style-name="P2">Création d'une TREE (structure fichiers → blobs)</text:p>
      <text:p text:style-name="P2"><text:s text:c="6"/>|</text:p>
      <text:p text:style-name="P2"><text:s text:c="6"/>|--&gt; [.git/objects/&lt;sha1-tree&gt;]</text:p>
      <text:p text:style-name="P2"><text:s text:c="6"/>|</text:p>
      <text:p text:style-name="P2"><text:s text:c="6"/>v</text:p>
      <text:p text:style-name="P2">Création d'un COMMIT</text:p>
      <text:p text:style-name="P2"><text:s text:c="6"/>| <text:s text:c="2"/>- Pointeur vers TREE</text:p>
      <text:p text:style-name="P2"><text:s text:c="6"/>| <text:s text:c="2"/>- Pointeur vers commit parent</text:p>
      <text:p text:style-name="P2"><text:s text:c="6"/>| <text:s text:c="2"/>- Auteur, date, message</text:p>
      <text:p text:style-name="P2"><text:s text:c="6"/>v</text:p>
      <text:p text:style-name="P2">[.git/objects/&lt;sha1-commit&gt;]</text:p>
      <text:p text:style-name="P2"><text:s text:c="6"/>|</text:p>
      <text:p text:style-name="P2"><text:s text:c="6"/>|--&gt; Mise à jour de HEAD et refs/heads/branche</text:p>
      <text:p text:style-name="P2"><text:s text:c="6"/>|</text:p>
      <text:p text:style-name="P2"><text:s text:c="6"/>| git push origin main</text:p>
      <text:p text:style-name="P2"><text:s text:c="6"/>v</text:p>
      <text:p text:style-name="P2">[Remote Repository]</text:p>
      <text:p text:style-name="P2"><text:s text:c="6"/>|</text:p>
      <text:p text:style-name="P2"><text:s text:c="6"/>|--&gt; Transfert des objets (commit, tree, blobs)</text:p>
      <text:p text:style-name="P2"><text:s text:c="6"/>|--&gt; Mise à jour de refs/heads/main (remote)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h text:style-name="P1" text:outline-level="3"><text:span text:style-name="Source_20_Text">Étape 1 : git add</text:span></text:h>
      <text:p text:style-name="Text_20_body">Je prends un instantané du fichier et Git crée un objet <text:span text:style-name="Emphasis">blob</text:span> avec son contenu.<text:line-break/>Ce fichier est ajouté à l’index, prêt à être validé dans le commit.</text:p>
      <text:p text:style-name="Horizontal_20_Line"/>
      <text:h text:style-name="Heading_20_3" text:outline-level="3"><text:soft-page-break/>Étape 2 : <text:span text:style-name="Source_20_Text">git commit</text:span></text:h>
      <text:p text:style-name="Text_20_body">Je crée un objet <text:span text:style-name="Emphasis">tree</text:span> qui décrit l’état des fichiers ajoutés.<text:line-break/>Puis Git crée un <text:span text:style-name="Emphasis">commit</text:span> qui pointe vers ce tree et met à jour la branche.</text:p>
      <text:p text:style-name="Horizontal_20_Line"/>
      <text:h text:style-name="Heading_20_3" text:outline-level="3">Étape 3 : <text:span text:style-name="Source_20_Text">git push</text:span></text:h>
      <text:p text:style-name="Text_20_body">Je pousse mes commits vers le dépôt distant avec <text:span text:style-name="Source_20_Text">git push</text:span>.<text:line-break/>Git envoie les objets manquants et met à jour la branche sur le serveur.</text:p>
      <text:p text:style-name="P3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9:21:02.150438600</meta:creation-date>
    <dc:date>2025-07-16T19:33:16.944097458</dc:date>
    <meta:editing-duration>PT34S</meta:editing-duration>
    <meta:editing-cycles>1</meta:editing-cycles>
    <meta:document-statistic meta:table-count="0" meta:image-count="0" meta:object-count="0" meta:page-count="2" meta:paragraph-count="41" meta:word-count="202" meta:character-count="1233" meta:non-whitespace-character-count="904"/>
    <meta:generator>LibreOffice/7.3.7.2$Linux_X86_64 LibreOffice_project/30$Build-2</meta:generator>
  </office:meta>
</office:document-meta>
</file>